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ffffff" draw:marker-start-width="0.242cm" draw:marker-end-width="0.242cm" draw:fill="solid" draw:fill-color="#ffffff" draw:opacity="50%" draw:textarea-horizontal-align="justify" draw:textarea-vertical-align="top" draw:auto-grow-height="false" fo:min-height="3.65cm" fo:min-width="13.5cm" fo:padding-top="0.139cm" fo:padding-bottom="0.139cm" fo:padding-left="0.264cm" fo:padding-right="0.264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0.564cm" fo:min-width="3.914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0.564cm" fo:min-width="5.114cm"/>
    </style:style>
    <style:style style:name="gr4" style:family="graphic" style:parent-style-name="standard">
      <style:graphic-properties svg:stroke-color="#000000" draw:fill="solid" draw:fill-color="#b2b2b2" draw:textarea-horizontal-align="justify" draw:textarea-vertical-align="middle" draw:auto-grow-height="false" fo:min-height="0.564cm" fo:min-width="3.914cm"/>
    </style:style>
    <style:style style:name="gr5" style:family="graphic" style:parent-style-name="standard">
      <style:graphic-properties svg:stroke-color="#000000" draw:fill-color="#eeeeee" draw:textarea-horizontal-align="justify" draw:textarea-vertical-align="middle" draw:auto-grow-height="false" fo:min-height="0.564cm" fo:min-width="2.514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0.564cm" fo:min-width="2.614cm"/>
    </style:style>
    <style:style style:name="gr7" style:family="graphic" style:parent-style-name="standard">
      <style:graphic-properties svg:stroke-color="#000000" svg:stroke-opacity="90%" draw:fill-color="#eeeeee" draw:textarea-horizontal-align="justify" draw:textarea-vertical-align="middle" draw:auto-grow-height="false" fo:min-height="0.564cm" fo:min-width="2.514cm"/>
    </style:style>
    <style:style style:name="gr8" style:family="graphic" style:parent-style-name="standard">
      <style:graphic-properties svg:stroke-color="#000000" draw:fill-color="#b2b2b2" draw:textarea-horizontal-align="justify" draw:textarea-vertical-align="middle" draw:auto-grow-height="false" fo:min-height="0.564cm" fo:min-width="3.914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solid" draw:fill-color="#ffffff" draw:opacity="50%"/>
      <style:paragraph-properties fo:margin-top="0cm" fo:margin-bottom="0cm" fo:text-align="center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style:font-name="Times New Roman" fo:font-size="11pt"/>
    </style:style>
    <style:style style:name="P5" style:family="paragraph">
      <loext:graphic-properties draw:fill="solid" draw:fill-color="#b2b2b2"/>
      <style:paragraph-properties fo:text-align="center"/>
      <style:text-properties style:font-name="Times New Roman" fo:font-size="11pt"/>
    </style:style>
    <style:style style:name="P6" style:family="paragraph">
      <loext:graphic-properties draw:fill-color="#eeeeee"/>
      <style:paragraph-properties fo:text-align="center"/>
      <style:text-properties style:font-name="Times New Roman" fo:font-size="12pt" style:font-size-asian="12pt" style:font-size-complex="12pt"/>
    </style:style>
    <style:style style:name="P7" style:family="paragraph">
      <loext:graphic-properties draw:fill-color="#b2b2b2"/>
      <style:paragraph-properties fo:text-align="center"/>
      <style:text-properties style:font-name="Times New Roman" fo:font-size="11pt"/>
    </style:style>
    <style:style style:name="T1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1pt"/>
    </style:style>
    <style:style style:name="T4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14cm" svg:height="3.9cm" svg:x="3.4cm" svg:y="5.8cm">
          <text:p text:style-name="P1"><text:span text:style-name="T1">Ferramenta de </text:span><text:span text:style-name="T2">orquestração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5cm" svg:height="0.9cm" svg:x="3.5cm" svg:y="7.5cm">
          <text:p text:style-name="P3"><text:span text:style-name="T3">Gerente de </text:span><text:span text:style-name="T4">aloc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5.7cm" svg:height="0.9cm" svg:x="7.5cm" svg:y="6.5cm">
          <text:p text:style-name="P3"><text:span text:style-name="T3">Gerente de </text:span><text:span text:style-name="T4">identida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4.5cm" svg:height="0.9cm" svg:x="8.1cm" svg:y="7.5cm">
          <text:p text:style-name="P3"><text:span text:style-name="T3">Agente de Gerência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3.1cm" svg:height="0.9cm" svg:x="5.4cm" svg:y="8.5cm">
          <text:p text:style-name="P3"><text:span text:style-name="T4">Hypervis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3.2cm" svg:height="0.9cm" svg:x="8.9cm" svg:y="8.5cm">
          <text:p text:style-name="P3"><text:span text:style-name="T4">Re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1cm" svg:height="0.9cm" svg:x="12.4cm" svg:y="8.5cm">
          <text:p text:style-name="P3"><text:span text:style-name="T4">Armazenament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4.5cm" svg:height="0.9cm" svg:x="12.7cm" svg:y="7.5cm">
          <text:p text:style-name="P3"><text:span text:style-name="T3">Gerente de S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3T21:41:16.263000000</meta:creation-date>
    <dc:date>2016-04-26T10:45:36.265000000</dc:date>
    <meta:editing-duration>PT23M41S</meta:editing-duration>
    <meta:editing-cycles>5</meta:editing-cycles>
    <meta:generator>LibreOffice/5.1.0.3$Windows_x86 LibreOffice_project/5e3e00a007d9b3b6efb6797a8b8e57b51ab1f737</meta:generator>
    <meta:document-statistic meta:object-count="8"/>
  </office:meta>
</office:document-meta>
</file>